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0.751cm"/>
    </style:style>
    <style:style style:name="Таблица1.B" style:family="table-column">
      <style:table-column-properties style:column-width="4.038cm"/>
    </style:style>
    <style:style style:name="Таблица1.C" style:family="table-column">
      <style:table-column-properties style:column-width="7.911cm"/>
    </style:style>
    <style:style style:name="Таблица1.D" style:family="table-column">
      <style:table-column-properties style:column-width="4.313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List_20_Paragraph">
      <style:paragraph-properties fo:margin-left="0cm" fo:margin-right="0cm" fo:text-align="justify" style:justify-single-word="false" fo:text-indent="0cm" style:auto-text-indent="false" style:shadow="none"/>
      <style:text-properties fo:font-size="14pt" fo:language="ru" fo:country="RU" fo:font-weight="normal" officeooo:rsid="001410d8" officeooo:paragraph-rsid="001410d8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margin-left="0cm" fo:margin-right="0cm" fo:text-align="justify" style:justify-single-word="false" fo:text-indent="0cm" style:auto-text-indent="false" style:shadow="none"/>
      <style:text-properties fo:font-size="14pt" officeooo:paragraph-rsid="001410d8" style:font-size-asian="14pt" style:font-size-complex="14pt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 style:shadow="none"/>
      <style:text-properties fo:font-size="14pt" fo:language="ru" fo:country="RU" fo:font-weight="normal" officeooo:rsid="0015069f" officeooo:paragraph-rsid="0015069f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 style:shadow="none"/>
      <style:text-properties fo:font-size="14pt" fo:language="ru" fo:country="RU" fo:font-weight="normal" officeooo:rsid="001741d1" officeooo:paragraph-rsid="001741d1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 style:shadow="none"/>
      <style:text-properties style:font-name="Times New Roman" fo:font-size="14pt" officeooo:paragraph-rsid="001410d8" style:font-size-asian="14pt" style:font-name-complex="Times New Roman1" style:font-size-complex="14pt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 style:shadow="none"/>
      <style:text-properties style:font-name="Times New Roman" fo:font-size="14pt" fo:language="en" fo:country="US" fo:font-weight="bold" officeooo:paragraph-rsid="001410d8" style:font-size-asian="14pt" style:font-weight-asian="bold" style:font-name-complex="Times New Roman1" style:font-size-complex="14pt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 style:shadow="none"/>
      <style:text-properties style:font-name="Times New Roman" fo:font-size="14pt" fo:language="ru" fo:country="RU" fo:font-weight="normal" officeooo:rsid="0015be86" officeooo:paragraph-rsid="0015069f" style:font-size-asian="14pt" style:font-weight-asian="normal" style:font-name-complex="Times New Roman1" style:font-size-complex="14pt" style:font-weight-complex="normal"/>
    </style:style>
    <style:style style:name="P8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0" fo:widows="0" fo:text-indent="0cm" style:auto-text-indent="false" style:vertical-align="auto" style:writing-mode="lr-tb"/>
      <style:text-properties fo:font-size="14pt" style:font-size-asian="14pt" style:font-size-complex="14pt"/>
    </style:style>
    <style:style style:name="P9" style:family="paragraph" style:parent-style-name="Standard">
      <style:text-properties style:font-name="Times New Roman" fo:font-size="14pt" officeooo:paragraph-rsid="0017162c" style:font-size-asian="14pt" style:font-name-complex="Times New Roman1" style:font-size-complex="14pt"/>
    </style:style>
    <style:style style:name="P10" style:family="paragraph" style:parent-style-name="Standard">
      <style:text-properties style:font-name="Times New Roman" fo:font-size="14pt" officeooo:paragraph-rsid="0018a977" style:font-size-asian="14pt" style:font-name-complex="Times New Roman1" style:font-size-complex="14pt"/>
    </style:style>
    <style:style style:name="P11" style:family="paragraph" style:parent-style-name="Standard" style:list-style-name="L2">
      <style:text-properties style:font-name="Times New Roman" fo:font-size="14pt" officeooo:paragraph-rsid="0018a977" style:font-size-asian="14pt" style:font-name-complex="Times New Roman1" style:font-size-complex="14pt"/>
    </style:style>
    <style:style style:name="P12" style:family="paragraph" style:parent-style-name="Standard" style:list-style-name="L2">
      <style:text-properties style:font-name="Times New Roman" fo:font-size="14pt" fo:language="ru" fo:country="RU" officeooo:rsid="0018a977" officeooo:paragraph-rsid="0018a977" style:font-size-asian="14pt" style:font-name-complex="Times New Roman1" style:font-size-complex="14pt"/>
    </style:style>
    <style:style style:name="P13" style:family="paragraph" style:parent-style-name="Standard" style:list-style-name="L2">
      <style:text-properties style:font-name="Times New Roman" fo:font-size="14pt" fo:language="ru" fo:country="RU" officeooo:rsid="001ad056" officeooo:paragraph-rsid="001ad056" style:font-size-asian="14pt" style:font-name-complex="Times New Roman1" style:font-size-complex="14pt"/>
    </style:style>
    <style:style style:name="P14" style:family="paragraph" style:parent-style-name="Standard" style:list-style-name="L1">
      <style:text-properties fo:font-size="14pt" officeooo:paragraph-rsid="0017162c" style:font-size-asian="14pt" style:font-size-complex="14pt"/>
    </style:style>
    <style:style style:name="P15" style:family="paragraph" style:parent-style-name="Standard">
      <style:paragraph-properties fo:margin-left="0cm" fo:margin-right="0cm" fo:text-indent="1.249cm" style:auto-text-indent="false"/>
      <style:text-properties style:font-name="Times New Roman" fo:font-size="14pt" officeooo:paragraph-rsid="0018a977" style:font-size-asian="14pt" style:font-name-complex="Times New Roman1" style:font-size-complex="14pt"/>
    </style:style>
    <style:style style:name="P16" style:family="paragraph" style:parent-style-name="Standard" style:list-style-name="L3">
      <style:paragraph-properties fo:text-align="justify" style:justify-single-word="false" style:shadow="none"/>
      <style:text-properties style:font-name="Times New Roman" fo:font-size="14pt" officeooo:rsid="001950be" officeooo:paragraph-rsid="001950be" style:font-size-asian="14pt" style:font-name-complex="Times New Roman1" style:font-size-complex="14pt"/>
    </style:style>
    <style:style style:name="P17" style:family="paragraph" style:parent-style-name="Standard">
      <style:paragraph-properties fo:text-align="justify" style:justify-single-word="false" style:shadow="none"/>
      <style:text-properties style:font-name="Times New Roman" fo:font-size="14pt" officeooo:rsid="001950be" officeooo:paragraph-rsid="001950be" style:font-size-asian="14pt" style:font-name-complex="Times New Roman1" style:font-size-complex="14pt"/>
    </style:style>
    <style:style style:name="P18" style:family="paragraph" style:parent-style-name="Standard" style:list-style-name="L11">
      <style:paragraph-properties fo:margin-top="0cm" fo:margin-bottom="0.353cm" loext:contextual-spacing="false" fo:line-height="115%" fo:text-align="start" style:justify-single-word="false" fo:orphans="0" fo:widows="0" style:vertical-align="auto" style:writing-mode="lr-tb"/>
      <style:text-properties style:font-name="Times New Roman" fo:font-size="14pt" fo:language="ru" fo:country="RU" officeooo:rsid="001d19fb" officeooo:paragraph-rsid="001d19fb" style:font-size-asian="14pt" style:font-name-complex="Times New Roman1" style:font-size-complex="14pt"/>
    </style:style>
    <style:style style:name="P19" style:family="paragraph" style:parent-style-name="Standard">
      <style:paragraph-properties fo:margin-top="0cm" fo:margin-bottom="0.353cm" loext:contextual-spacing="false" fo:line-height="115%" fo:text-align="start" style:justify-single-word="false" fo:orphans="0" fo:widows="0" style:vertical-align="auto" style:writing-mode="lr-tb"/>
      <style:text-properties style:font-name="Times New Roman" fo:font-size="14pt" fo:language="ru" fo:country="RU" officeooo:rsid="001d19fb" officeooo:paragraph-rsid="001d19fb" style:font-size-asian="14pt" style:font-name-complex="Times New Roman1" style:font-size-complex="14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 style:shadow="none"/>
      <style:text-properties style:font-name="Times New Roman" fo:font-size="14pt" officeooo:paragraph-rsid="001ee5a2" style:font-size-asian="14pt" style:font-name-complex="Times New Roman1" style:font-size-complex="14pt"/>
    </style:style>
    <style:style style:name="P21" style:family="paragraph" style:parent-style-name="List_20_Paragraph" style:master-page-name="Standard">
      <style:paragraph-properties fo:margin-left="0cm" fo:margin-right="0cm" fo:text-align="justify" style:justify-single-word="false" fo:text-indent="0cm" style:auto-text-indent="false" style:page-number="auto" style:shadow="none"/>
      <style:text-properties style:font-name="Times New Roman" fo:font-size="14pt" fo:language="en" fo:country="US" fo:font-weight="bold" officeooo:paragraph-rsid="001410d8" style:font-size-asian="14pt" style:font-weight-asian="bold" style:font-name-complex="Times New Roman1" style:font-size-complex="14pt"/>
    </style:style>
    <style:style style:name="P22" style:family="paragraph" style:parent-style-name="Table_20_Contents">
      <style:paragraph-properties fo:text-align="justify" style:justify-single-word="false"/>
      <style:text-properties style:font-name="Times New Roman" fo:font-size="14pt" fo:language="en" fo:country="US" officeooo:rsid="001ad056" officeooo:paragraph-rsid="001ad056" style:font-size-asian="14pt" style:font-name-complex="Times New Roman1" style:font-size-complex="14pt"/>
    </style:style>
    <style:style style:name="P23" style:family="paragraph" style:parent-style-name="Table_20_Contents">
      <style:paragraph-properties fo:text-align="justify" style:justify-single-word="false"/>
      <style:text-properties style:font-name="Times New Roman" fo:font-size="14pt" fo:language="ru" fo:country="RU" officeooo:rsid="001ad056" officeooo:paragraph-rsid="001ad056" style:font-size-asian="14pt" style:font-name-complex="Times New Roman1" style:font-size-complex="14pt"/>
    </style:style>
    <style:style style:name="P24" style:family="paragraph" style:parent-style-name="Table_20_Contents">
      <style:paragraph-properties fo:text-align="justify" style:justify-single-word="false"/>
      <style:text-properties style:font-name="Times New Roman" fo:font-size="14pt" fo:language="ru" fo:country="RU" officeooo:rsid="001b43bd" officeooo:paragraph-rsid="001b43bd" style:font-size-asian="14pt" style:font-name-complex="Times New Roman1" style:font-size-complex="14pt"/>
    </style:style>
    <style:style style:name="P25" style:family="paragraph" style:parent-style-name="Table_20_Contents" style:list-style-name="L4">
      <style:paragraph-properties fo:text-align="justify" style:justify-single-word="false"/>
      <style:text-properties style:font-name="Times New Roman" fo:font-size="14pt" fo:language="ru" fo:country="RU" officeooo:rsid="001b43bd" officeooo:paragraph-rsid="001b43bd" style:font-size-asian="14pt" style:font-name-complex="Times New Roman1" style:font-size-complex="14pt"/>
    </style:style>
    <style:style style:name="P26" style:family="paragraph" style:parent-style-name="Table_20_Contents" style:list-style-name="L5">
      <style:paragraph-properties fo:text-align="justify" style:justify-single-word="false"/>
      <style:text-properties style:font-name="Times New Roman" fo:font-size="14pt" fo:language="ru" fo:country="RU" officeooo:rsid="001b43bd" officeooo:paragraph-rsid="001b43bd" style:font-size-asian="14pt" style:font-name-complex="Times New Roman1" style:font-size-complex="14pt"/>
    </style:style>
    <style:style style:name="P27" style:family="paragraph" style:parent-style-name="Table_20_Contents">
      <style:paragraph-properties fo:text-align="justify" style:justify-single-word="false"/>
      <style:text-properties style:font-name="Times New Roman" fo:font-size="14pt" fo:language="ru" fo:country="RU" officeooo:rsid="001d19fb" officeooo:paragraph-rsid="001d19fb" style:font-size-asian="14pt" style:font-name-complex="Times New Roman1" style:font-size-complex="14pt"/>
    </style:style>
    <style:style style:name="P28" style:family="paragraph" style:parent-style-name="Table_20_Contents" style:list-style-name="L6">
      <style:paragraph-properties fo:text-align="justify" style:justify-single-word="false"/>
      <style:text-properties style:font-name="Times New Roman" fo:font-size="14pt" fo:language="ru" fo:country="RU" officeooo:rsid="001d19fb" officeooo:paragraph-rsid="001d19fb" style:font-size-asian="14pt" style:font-name-complex="Times New Roman1" style:font-size-complex="14pt"/>
    </style:style>
    <style:style style:name="P29" style:family="paragraph" style:parent-style-name="Table_20_Contents" style:list-style-name="L7">
      <style:paragraph-properties fo:text-align="justify" style:justify-single-word="false"/>
      <style:text-properties style:font-name="Times New Roman" fo:font-size="14pt" fo:language="ru" fo:country="RU" officeooo:rsid="001d19fb" officeooo:paragraph-rsid="001d19fb" style:font-size-asian="14pt" style:font-name-complex="Times New Roman1" style:font-size-complex="14pt"/>
    </style:style>
    <style:style style:name="P30" style:family="paragraph" style:parent-style-name="Table_20_Contents" style:list-style-name="L8">
      <style:paragraph-properties fo:text-align="justify" style:justify-single-word="false"/>
      <style:text-properties style:font-name="Times New Roman" fo:font-size="14pt" fo:language="ru" fo:country="RU" officeooo:rsid="001d19fb" officeooo:paragraph-rsid="001d19fb" style:font-size-asian="14pt" style:font-name-complex="Times New Roman1" style:font-size-complex="14pt"/>
    </style:style>
    <style:style style:name="P31" style:family="paragraph" style:parent-style-name="Table_20_Contents" style:list-style-name="L9">
      <style:paragraph-properties fo:text-align="justify" style:justify-single-word="false"/>
      <style:text-properties style:font-name="Times New Roman" fo:font-size="14pt" fo:language="ru" fo:country="RU" officeooo:rsid="001d19fb" officeooo:paragraph-rsid="001d19fb" style:font-size-asian="14pt" style:font-name-complex="Times New Roman1" style:font-size-complex="14pt"/>
    </style:style>
    <style:style style:name="P32" style:family="paragraph" style:parent-style-name="Table_20_Contents" style:list-style-name="L10">
      <style:paragraph-properties fo:text-align="justify" style:justify-single-word="false"/>
      <style:text-properties style:font-name="Times New Roman" fo:font-size="14pt" fo:language="ru" fo:country="RU" officeooo:rsid="001d19fb" officeooo:paragraph-rsid="001d19fb" style:font-size-asian="14pt" style:font-name-complex="Times New Roman1" style:font-size-complex="14pt"/>
    </style:style>
    <style:style style:name="P33" style:family="paragraph" style:parent-style-name="Table_20_Contents">
      <style:paragraph-properties fo:text-align="justify" style:justify-single-word="false"/>
      <style:text-properties style:font-name="Times New Roman" fo:font-size="14pt" fo:language="ru" fo:country="RU" officeooo:rsid="001ee5a2" officeooo:paragraph-rsid="001ee5a2" style:font-size-asian="14pt" style:font-name-complex="Times New Roman1" style:font-size-complex="14pt"/>
    </style:style>
    <style:style style:name="T1" style:family="text">
      <style:text-properties style:font-name="Times New Roman" fo:language="en" fo:country="US" fo:font-weight="bold" style:font-weight-asian="bold" style:font-name-complex="Times New Roman1"/>
    </style:style>
    <style:style style:name="T2" style:family="text">
      <style:text-properties style:font-name="Times New Roman" fo:language="en" fo:country="US" style:font-name-complex="Times New Roman1"/>
    </style:style>
    <style:style style:name="T3" style:family="text">
      <style:text-properties style:font-name="Times New Roman" fo:language="en" fo:country="US" officeooo:rsid="0015069f" style:font-name-complex="Times New Roman1"/>
    </style:style>
    <style:style style:name="T4" style:family="text">
      <style:text-properties style:font-name="Times New Roman" style:font-name-complex="Times New Roman1"/>
    </style:style>
    <style:style style:name="T5" style:family="text">
      <style:text-properties style:font-name="Times New Roman" officeooo:rsid="0015069f" style:font-name-complex="Times New Roman1"/>
    </style:style>
    <style:style style:name="T6" style:family="text">
      <style:text-properties style:font-name="Times New Roman" officeooo:rsid="0015be86" style:font-name-complex="Times New Roman1"/>
    </style:style>
    <style:style style:name="T7" style:family="text">
      <style:text-properties style:font-name="Times New Roman" officeooo:rsid="0004b0f7" style:font-name-complex="Times New Roman1"/>
    </style:style>
    <style:style style:name="T8" style:family="text">
      <style:text-properties style:font-name="Times New Roman" officeooo:rsid="0018a977" style:font-name-complex="Times New Roman1"/>
    </style:style>
    <style:style style:name="T9" style:family="text">
      <style:text-properties style:font-name="Times New Roman" officeooo:rsid="001ad056" style:font-name-complex="Times New Roman1"/>
    </style:style>
    <style:style style:name="T10" style:family="text">
      <style:text-properties style:font-name="Times New Roman" fo:font-weight="bold" style:font-weight-asian="bold" style:font-name-complex="Times New Roman1"/>
    </style:style>
    <style:style style:name="T11" style:family="text">
      <style:text-properties style:font-name="Times New Roman" fo:language="ru" fo:country="RU" officeooo:rsid="0004b0f7" style:font-name-complex="Times New Roman1"/>
    </style:style>
    <style:style style:name="T12" style:family="text">
      <style:text-properties style:font-name="Times New Roman" fo:language="ru" fo:country="RU" fo:font-weight="normal" officeooo:rsid="0015be86" style:font-weight-asian="normal" style:font-name-complex="Times New Roman1" style:font-weight-complex="normal"/>
    </style:style>
    <style:style style:name="T13" style:family="text">
      <style:text-properties style:font-name="Times New Roman" fo:font-size="12pt" style:font-size-asian="12pt" style:font-name-complex="Times New Roman1" style:font-size-complex="12pt"/>
    </style:style>
    <style:style style:name="T14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15" style:family="text">
      <style:text-properties fo:language="en" fo:country="US"/>
    </style:style>
    <style:style style:name="T16" style:family="text">
      <style:text-properties fo:language="en" fo:country="US" officeooo:rsid="001d19fb"/>
    </style:style>
    <style:style style:name="T17" style:family="text">
      <style:text-properties officeooo:rsid="001d19f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93cm" fo:text-indent="-0.635cm" fo:margin-left="1.39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8cm" fo:text-indent="-0.635cm" fo:margin-left="2.02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63cm" fo:text-indent="-0.635cm" fo:margin-left="2.66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98cm" fo:text-indent="-0.635cm" fo:margin-left="3.29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33cm" fo:text-indent="-0.635cm" fo:margin-left="3.93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68cm" fo:text-indent="-0.635cm" fo:margin-left="4.56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03cm" fo:text-indent="-0.635cm" fo:margin-left="5.20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38cm" fo:text-indent="-0.635cm" fo:margin-left="5.83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73cm" fo:text-indent="-0.635cm" fo:margin-left="6.47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08cm" fo:text-indent="-0.635cm" fo:margin-left="7.108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Introduction</text:p>
      <text:p text:style-name="P1"><text:span text:style-name="T4">Данный тест-план составлялся с целью детального описания того, что и как будет тестироваться </text:span><text:span text:style-name="T3">EisenhowerMatrix</text:span><text:span text:style-name="T4">. Тест-план поможет систематизировать и детализировать </text:span><text:span text:style-name="T5">процесс</text:span><text:span text:style-name="T4"> тестировани</text:span><text:span text:style-name="T5">я</text:span><text:span text:style-name="T4"> программы.</text:span></text:p>
      <text:p text:style-name="P6">Test Items</text:p>
      <text:p text:style-name="P3"><text:span text:style-name="T4">Объектом тестирования является приложение </text:span><text:span text:style-name="T2">EisenhowerMatrix, </text:span><text:span text:style-name="T4">которое представляет собой </text:span><text:span text:style-name="T6">задачник с четырьмя таблицами, в которые можно записывать различные по важности с срочности задачи. Пользователь имеет возможность вносить в таблицы новые задачи, редактировать и удалять уже имеющиеся задачи. В случае окончания срока исполнения задачи, приложение оповещает пользователя.</text:span></text:p>
      <text:p text:style-name="P7"/>
      <text:p text:style-name="P9">Данный проект должен обладать следующими атрибутами качества:</text:p>
      <text:list xml:id="list2439435659673844927" text:style-name="L1">
        <text:list-item>
          <text:p text:style-name="P14"><text:span text:style-name="T7">н</text:span><text:span text:style-name="T4">адежность;</text:span></text:p>
        </text:list-item>
        <text:list-item>
          <text:p text:style-name="P14"><text:span text:style-name="T7">ф</text:span><text:span text:style-name="T4">ункциональн</text:span><text:span text:style-name="T11">ость</text:span><text:span text:style-name="T4">;</text:span></text:p>
        </text:list-item>
        <text:list-item>
          <text:p text:style-name="P14"><text:span text:style-name="T7">п</text:span><text:span text:style-name="T4">рактичность</text:span><text:span text:style-name="T12">.</text:span></text:p>
        </text:list-item>
      </text:list>
      <text:p text:style-name="P6"/>
      <text:p text:style-name="P6">Risk Issues</text:p>
      <text:p text:style-name="P4"><text:span text:style-name="T4">Так как работоспособность программы </text:span><text:span text:style-name="T9">во многом</text:span><text:span text:style-name="T4"> зависит от базы данных, то к </text:span><text:span text:style-name="T9">основным </text:span><text:span text:style-name="T4">рискам можно отнести отказ в работе </text:span><text:span text:style-name="T8">сервера, хранящего </text:span><text:span text:style-name="T4">базы данных.</text:span></text:p>
      <text:p text:style-name="P6"/>
      <text:p text:style-name="P2"><text:span text:style-name="T1">Features</text:span><text:span text:style-name="T10"> </text:span><text:span text:style-name="T1">to</text:span><text:span text:style-name="T10"> </text:span><text:span text:style-name="T1">be</text:span><text:span text:style-name="T10"> </text:span><text:span text:style-name="T1">Tested</text:span></text:p>
      <text:p text:style-name="P10">Тестированию в нашем приложении подвергнутся:</text:p>
      <text:list xml:id="list5181890994762107700" text:style-name="L2">
        <text:list-item>
          <text:p text:style-name="P11">Функциональные требования приложения:</text:p>
          <text:list>
            <text:list-item>
              <text:p text:style-name="P12">Возможность создания, редактирования и удаления задач.</text:p>
            </text:list-item>
            <text:list-item>
              <text:p text:style-name="P12">Сохранение задач в базе данных и восстановление этой информации при очередном открытии приложения.</text:p>
            </text:list-item>
            <text:list-item>
              <text:p text:style-name="P12">Система оповещений в случае истечения срока выполнения задачи.</text:p>
            </text:list-item>
          </text:list>
        </text:list-item>
        <text:list-item>
          <text:p text:style-name="P11">Нефункциональные требования:</text:p>
          <text:list>
            <text:list-item>
              <text:p text:style-name="P12">Кроссплатформенность.</text:p>
            </text:list-item>
            <text:list-item>
              <text:p text:style-name="P12">Надежность.</text:p>
            </text:list-item>
          </text:list>
        </text:list-item>
        <text:list-item>
          <text:p text:style-name="P11">Сценарии использования данного приложения:</text:p>
          <text:list>
            <text:list-item>
              <text:p text:style-name="P13">Введение задач в одну из таблиц.</text:p>
            </text:list-item>
            <text:list-item>
              <text:p text:style-name="P13">Удаление задачи в одной из таблиц.</text:p>
            </text:list-item>
            <text:list-item>
              <text:p text:style-name="P13">Редактирование задачи одной из таблиц.</text:p>
            </text:list-item>
          </text:list>
        </text:list-item>
      </text:list>
      <text:p text:style-name="P15"/>
      <text:p text:style-name="P6">Test Approach</text:p>
      <text:list xml:id="list6486134421770501402" text:style-name="L3">
        <text:list-item>
          <text:p text:style-name="P16">Модульное тестирование.</text:p>
        </text:list-item>
        <text:list-item>
          <text:p text:style-name="P16">Функциональное тестирование.</text:p>
        </text:list-item>
        <text:list-item>
          <text:p text:style-name="P16">Юзабилити-тестирование.</text:p>
        </text:list-item>
      </text:list>
      <text:p text:style-name="P17"/>
      <text:p text:style-name="P17"/>
      <text:p text:style-name="P17"/>
      <text:p text:style-name="P6"><text:soft-page-break/>Pass / Fail Criteria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22">ID</text:p>
          </table:table-cell>
          <table:table-cell table:style-name="Таблица1.A1" office:value-type="string">
            <text:p text:style-name="P23">Описание</text:p>
          </table:table-cell>
          <table:table-cell table:style-name="Таблица1.A1" office:value-type="string">
            <text:p text:style-name="P23">Список действий</text:p>
          </table:table-cell>
          <table:table-cell table:style-name="Таблица1.D1" office:value-type="string">
            <text:p text:style-name="P23">Ожидаемый результат</text:p>
          </table:table-cell>
        </table:table-row>
        <table:table-row>
          <table:table-cell table:style-name="Таблица1.A2" office:value-type="string">
            <text:p text:style-name="P23">1</text:p>
          </table:table-cell>
          <table:table-cell table:style-name="Таблица1.A2" office:value-type="string">
            <text:p text:style-name="P24">Проверка варианта использования <text:span text:style-name="T15">“</text:span>Создать задачу<text:span text:style-name="T15">”</text:span></text:p>
          </table:table-cell>
          <table:table-cell table:style-name="Таблица1.A2" office:value-type="string">
            <text:list xml:id="list8729813105884489189" text:style-name="L4">
              <text:list-item>
                <text:p text:style-name="P25">Запустить приложение.</text:p>
              </text:list-item>
              <text:list-item>
                <text:p text:style-name="P25">Нажать кнопку «<text:span text:style-name="T15">Add</text:span>» той таблицы, в которую нужно добавить задачу.</text:p>
              </text:list-item>
              <text:list-item>
                <text:p text:style-name="P25">Ввести данные в появившемся окошке.</text:p>
              </text:list-item>
              <text:list-item>
                <text:p text:style-name="P25">Нажать кнопку «<text:span text:style-name="T15">Ok</text:span>» в окошке.</text:p>
              </text:list-item>
            </text:list>
          </table:table-cell>
          <table:table-cell table:style-name="Таблица1.D2" office:value-type="string">
            <text:p text:style-name="P24">В той таблиц<text:span text:style-name="T17">е</text:span>, для которой была нажата кнопка «<text:span text:style-name="T15">Add</text:span>» <text:span text:style-name="T17">появилась</text:span> задача с выбранными параметрами.</text:p>
          </table:table-cell>
        </table:table-row>
        <table:table-row>
          <table:table-cell table:style-name="Таблица1.A2" office:value-type="string">
            <text:p text:style-name="P24">2</text:p>
          </table:table-cell>
          <table:table-cell table:style-name="Таблица1.A2" office:value-type="string">
            <text:p text:style-name="P24">Проверка варианта использования <text:span text:style-name="T15">“</text:span>Создать задачу<text:span text:style-name="T15">” </text:span>с пустым полем имени задачи</text:p>
          </table:table-cell>
          <table:table-cell table:style-name="Таблица1.A2" office:value-type="string">
            <text:list xml:id="list6053894685737307928" text:style-name="L5">
              <text:list-item>
                <text:p text:style-name="P26">Запустить приложение.</text:p>
              </text:list-item>
              <text:list-item>
                <text:p text:style-name="P26">Нажать кнопку «<text:span text:style-name="T15">Add</text:span>» той таблицы, в которую нужно добавить задачу.</text:p>
              </text:list-item>
              <text:list-item>
                <text:p text:style-name="P26">Ввести данные в появившемся окошке во все поля кроме поля <text:span text:style-name="T15">Name.</text:span></text:p>
              </text:list-item>
              <text:list-item>
                <text:p text:style-name="P26">Нажать кнопку «<text:span text:style-name="T15">Ok</text:span><text:span text:style-name="T16">ay</text:span>» в окошке.</text:p>
              </text:list-item>
            </text:list>
          </table:table-cell>
          <table:table-cell table:style-name="Таблица1.D2" office:value-type="string">
            <text:p text:style-name="P24">Состояние таблиц не изменилось.</text:p>
          </table:table-cell>
        </table:table-row>
        <table:table-row>
          <table:table-cell table:style-name="Таблица1.A2" office:value-type="string">
            <text:p text:style-name="P27">3</text:p>
          </table:table-cell>
          <table:table-cell table:style-name="Таблица1.A2" office:value-type="string">
            <text:p text:style-name="P27">Проверка варианта использования «Редактировать созданные задачи»</text:p>
          </table:table-cell>
          <table:table-cell table:style-name="Таблица1.A2" office:value-type="string">
            <text:list xml:id="list2597730863876108334" text:style-name="L6">
              <text:list-item>
                <text:p text:style-name="P28">Запустить приложение.</text:p>
              </text:list-item>
              <text:list-item>
                <text:p text:style-name="P28">Выбрать задачу в одной из таблиц.</text:p>
              </text:list-item>
              <text:list-item>
                <text:p text:style-name="P28">Нажать кнопку «<text:span text:style-name="T15">Edit</text:span>».</text:p>
              </text:list-item>
              <text:list-item>
                <text:p text:style-name="P28">Ввести измененные данные в появившемся окошке.</text:p>
              </text:list-item>
              <text:list-item>
                <text:p text:style-name="P28">Нажать кнопку <text:span text:style-name="T15">“Okay” </text:span>в окошке.</text:p>
              </text:list-item>
            </text:list>
          </table:table-cell>
          <table:table-cell table:style-name="Таблица1.D2" office:value-type="string">
            <text:p text:style-name="P27">Параметры выбранной задачи изменились.</text:p>
          </table:table-cell>
        </table:table-row>
        <table:table-row>
          <table:table-cell table:style-name="Таблица1.A2" office:value-type="string">
            <text:p text:style-name="P27">4</text:p>
          </table:table-cell>
          <table:table-cell table:style-name="Таблица1.A2" office:value-type="string">
            <text:p text:style-name="P27">Проверка варианта использования «Редактировать созданные задачи» с пустым полем имени задачи</text:p>
          </table:table-cell>
          <table:table-cell table:style-name="Таблица1.A2" office:value-type="string">
            <text:list xml:id="list1438730060030582272" text:style-name="L7">
              <text:list-item>
                <text:p text:style-name="P29">Запустить приложение.</text:p>
              </text:list-item>
              <text:list-item>
                <text:p text:style-name="P29">Выбрать задачу в одной из таблиц.</text:p>
              </text:list-item>
              <text:list-item>
                <text:p text:style-name="P29">Нажать кнопку «<text:span text:style-name="T15">Edit</text:span>».</text:p>
              </text:list-item>
              <text:list-item>
                <text:p text:style-name="P29">Ввести измененные данные в появившемся окошке. Поле <text:span text:style-name="T15">Name </text:span>должно быть пустым</text:p>
              </text:list-item>
              <text:list-item>
                <text:p text:style-name="P29">Нажать кнопку <text:span text:style-name="T15">“Okay” </text:span>в окошке.</text:p>
              </text:list-item>
            </text:list>
          </table:table-cell>
          <table:table-cell table:style-name="Таблица1.D2" office:value-type="string">
            <text:p text:style-name="P27">Состояние задачи в таблице не изменилось.</text:p>
          </table:table-cell>
        </table:table-row>
        <table:table-row>
          <table:table-cell table:style-name="Таблица1.A2" office:value-type="string">
            <text:p text:style-name="P27">5</text:p>
          </table:table-cell>
          <table:table-cell table:style-name="Таблица1.A2" office:value-type="string">
            <text:p text:style-name="P27">Проверка варианта использования «Удалить созданные задачи»</text:p>
          </table:table-cell>
          <table:table-cell table:style-name="Таблица1.A2" office:value-type="string">
            <text:list xml:id="list3366191210580972610" text:style-name="L8">
              <text:list-item>
                <text:p text:style-name="P30">Запустить приложение.</text:p>
              </text:list-item>
              <text:list-item>
                <text:p text:style-name="P30">Выбрать задачу в одной из таблиц.</text:p>
              </text:list-item>
              <text:list-item>
                <text:p text:style-name="P30">Нажать кнопку «<text:span text:style-name="T15">Delete</text:span>».</text:p>
              </text:list-item>
            </text:list>
          </table:table-cell>
          <table:table-cell table:style-name="Таблица1.D2" office:value-type="string">
            <text:p text:style-name="P27">Выбранная задача исчезла из таблицы.</text:p>
          </table:table-cell>
        </table:table-row>
        <text:soft-page-break/>
        <table:table-row>
          <table:table-cell table:style-name="Таблица1.A2" office:value-type="string">
            <text:p text:style-name="P27">6</text:p>
          </table:table-cell>
          <table:table-cell table:style-name="Таблица1.A2" office:value-type="string">
            <text:p text:style-name="P27">Проверка варианта использования «Сообщить об окончании срока выполнения задачи»</text:p>
          </table:table-cell>
          <table:table-cell table:style-name="Таблица1.A2" office:value-type="string">
            <text:list xml:id="list2089036562410781815" text:style-name="L9">
              <text:list-item>
                <text:p text:style-name="P31">Запустить приложение.</text:p>
              </text:list-item>
              <text:list-item>
                <text:p text:style-name="P31">Создать задачу.</text:p>
              </text:list-item>
              <text:list-item>
                <text:p text:style-name="P31">Ждать, пока не подойдет срок выполнения задачи.</text:p>
              </text:list-item>
            </text:list>
          </table:table-cell>
          <table:table-cell table:style-name="Таблица1.D2" office:value-type="string">
            <text:p text:style-name="P27">По окончании срока выполнения задачи должно появиться окошко с напоминанием о дедлайне.</text:p>
          </table:table-cell>
        </table:table-row>
        <table:table-row>
          <table:table-cell table:style-name="Таблица1.A2" office:value-type="string">
            <text:p text:style-name="P27">7</text:p>
          </table:table-cell>
          <table:table-cell table:style-name="Таблица1.A2" office:value-type="string">
            <text:p text:style-name="P27">Проверка функционального требования «Загрузка данных из БД»</text:p>
          </table:table-cell>
          <table:table-cell table:style-name="Таблица1.A2" office:value-type="string">
            <text:list xml:id="list4045994313917943557" text:style-name="L10">
              <text:list-item>
                <text:p text:style-name="P32">Запустить приложение.</text:p>
              </text:list-item>
              <text:list-item>
                <text:p text:style-name="P32">Выполнить тестовые сценарии <text:span text:style-name="T15">1, </text:span>3, 5</text:p>
              </text:list-item>
              <text:list-item>
                <text:p text:style-name="P32">Закрыть приложение.</text:p>
              </text:list-item>
              <text:list-item>
                <text:p text:style-name="P32">Запустить приложение.</text:p>
              </text:list-item>
            </text:list>
          </table:table-cell>
          <table:table-cell table:style-name="Таблица1.D2" office:value-type="string">
            <text:p text:style-name="P27">После запуска приложения таблицы должны быть в том же состоянии, что и до закрытия.</text:p>
          </table:table-cell>
        </table:table-row>
        <table:table-row>
          <table:table-cell table:style-name="Таблица1.A2" office:value-type="string">
            <text:p text:style-name="P27">8</text:p>
          </table:table-cell>
          <table:table-cell table:style-name="Таблица1.A2" office:value-type="string">
            <text:p text:style-name="P27">Проверка нефункционального требования «Кроссплатформенность»</text:p>
          </table:table-cell>
          <table:table-cell table:style-name="Таблица1.A2" office:value-type="string">
            <text:list xml:id="list4406546938818637727" text:style-name="L11">
              <text:list-item>
                <text:p text:style-name="P18">Запустить приложение с использованием различных операционных систем.</text:p>
              </text:list-item>
            </text:list>
          </table:table-cell>
          <table:table-cell table:style-name="Таблица1.D2" office:value-type="string">
            <text:p text:style-name="P27">Работа приложения в различных операционных системах идентична.</text:p>
          </table:table-cell>
        </table:table-row>
        <table:table-row>
          <table:table-cell table:style-name="Таблица1.A2" office:value-type="string">
            <text:p text:style-name="P27">9</text:p>
          </table:table-cell>
          <table:table-cell table:style-name="Таблица1.A2" office:value-type="string">
            <text:p text:style-name="P27">Проверка нефункционального требования «Надежность»</text:p>
          </table:table-cell>
          <table:table-cell table:style-name="Таблица1.A2" office:value-type="string">
            <text:p text:style-name="P8"><text:span text:style-name="T4">В среде разработки приложения запустить </text:span><text:span text:style-name="T2">Junit</text:span><text:span text:style-name="T4"> тесты. </text:span></text:p>
            <text:p text:style-name="P8"><text:span text:style-name="T4">В результате корректной отработки тестов можно сказать, что время ожидания менее 1 секунды </text:span></text:p>
          </table:table-cell>
          <table:table-cell table:style-name="Таблица1.D2" office:value-type="string">
            <text:p text:style-name="P33">Программа прошла временные тесты, время выполнения команд меньше одной секунды.</text:p>
          </table:table-cell>
        </table:table-row>
      </table:table>
      <text:p text:style-name="P5"/>
      <text:p text:style-name="P6">Conclusion</text:p>
      <text:p text:style-name="P20">Результатом тестирования должно являться подтверждение выполнения приложением заявленных атрибутов качества. Представленные тесты покрывают функциональные и нефункциональные требования, а также заявленные варианты использовани<text:bookmark text:name="_GoBack"/>я данного приложения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7M11S</meta:editing-duration>
    <meta:editing-cycles>4</meta:editing-cycles>
    <meta:generator>LibreOffice/4.4.5.2$Windows_x86 LibreOffice_project/a22f674fd25a3b6f45bdebf25400ed2adff0ff99</meta:generator>
    <dc:date>2015-11-29T17:42:49.011000000</dc:date>
    <meta:document-statistic meta:table-count="1" meta:image-count="0" meta:object-count="0" meta:page-count="3" meta:paragraph-count="92" meta:word-count="564" meta:character-count="4134" meta:non-whitespace-character-count="3706"/>
    <meta:user-defined meta:name="Info 1"/>
    <meta:user-defined meta:name="Info 2"/>
    <meta:user-defined meta:name="Info 3"/>
    <meta:user-defined meta:name="Info 4"/>
  </office:meta>
</office:document-meta>
</file>